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90f68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90f68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90f68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90f68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90f68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90f68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90f68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90f68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90f68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90f68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90f68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90f68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90f68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90f68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90f68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90f68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90f68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Anzul Margarita De Jesús Tocuyo Laya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30/10/2014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414619795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4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Andres Eduardo Tocuyo Monsalve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4111503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0:01.006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2" meta:paragraph-count="15" meta:word-count="179" meta:character-count="1180" meta:non-whitespace-character-count="1010"/>
    <meta:template xlink:type="simple" xlink:actuate="onRequest" xlink:title="Normal" xlink:href=""/>
  </office:meta>
</office:document-meta>
</file>